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AE500001742A07C7DC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de" fo:country="D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de" fo:country="D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de" fo:country="DE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language="de" fo:country="DE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style:font-size-asian="13pt" style:font-weight-asian="bold" style:font-size-complex="13pt" style:font-weight-complex="bold"/>
    </style:style>
    <style:style style:name="P10" style:family="paragraph" style:parent-style-name="Standard" style:master-page-name="">
      <style:paragraph-properties fo:margin-left="0cm" fo:margin-right="0cm" fo:text-align="start" style:justify-single-word="false" fo:text-indent="1.217cm" style:auto-text-indent="false" style:page-number="auto"/>
      <style:text-properties style:font-name="Arial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Arial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Listenabsatz" style:list-style-name="L1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 Skizze Aufgabe 4</text:p>
      <text:p text:style-name="P2"/>
      <text:p text:style-name="Standard"><text:span text:style-name="Absatz-Standardschriftart"><text:span text:style-name="T2">Team</text:span></text:span><text:span text:style-name="T1">: &lt;Teamnummer&gt;, &lt;Patrick Steinhauer, Jan Dennis Bartels&gt;</text:span></text:p>
      <text:p text:style-name="P1"/>
      <text:p text:style-name="Standard"><text:span text:style-name="Absatz-Standardschriftart"><text:span text:style-name="T2">Aufgabenaufteilung</text:span></text:span><text:span text:style-name="T1">: </text:span></text:p>
      <text:list xml:id="list1976567344842273970" text:style-name="L1">
        <text:list-header>
          <text:p text:style-name="P13">Die Aufgaben Wurden zusammen bearbeitet und erstellt. Jeder hat sich was für die Skizze Überlegt, und dann wurde es zusammengefügt.</text:p>
          <text:p text:style-name="P13"/>
        </text:list-header>
      </text:list>
      <text:p text:style-name="Standard"><text:span text:style-name="Absatz-Standardschriftart"><text:span text:style-name="T2">Quellenangaben</text:span></text:span><text:span text:style-name="T1">: VorlesungsFolien Teilweise Wikipedia</text:span></text:p>
      <text:p text:style-name="P1"/>
      <text:p text:style-name="Standard"><text:span text:style-name="Absatz-Standardschriftart"><text:span text:style-name="T2">Begründung für Codeübernahme</text:span></text:span><text:span text:style-name="T1">: </text:span></text:p>
      <text:p text:style-name="P1"/>
      <text:p text:style-name="Standard"><text:span text:style-name="Absatz-Standardschriftart"><text:span text:style-name="T2">Bearbeitungszeitraum</text:span></text:span><text:span text:style-name="T1">: Ca 1 Stunde Bisher</text:span></text:p>
      <text:p text:style-name="P1"/>
      <text:p text:style-name="Standard"><text:span text:style-name="Absatz-Standardschriftart"><text:span text:style-name="T2">Aktueller Stand</text:span></text:span><text:span text:style-name="T1">: Skizze + Grundgerüst der AVL Bäume</text:span></text:p>
      <text:p text:style-name="P1"/>
      <text:p text:style-name="Standard"><text:span text:style-name="Absatz-Standardschriftart"><text:span text:style-name="T2">Änderungen in der Skizze</text:span></text:span><text:span text:style-name="T1">:</text:span></text:p>
      <text:p text:style-name="P1"/>
      <text:p text:style-name="P3"><text:span text:style-name="Absatz-Standardschriftart"><text:span text:style-name="T3">Skizze</text:span></text:span>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8"><text:soft-page-break/>Pseuso Codes:</text:p>
      <text:p text:style-name="P7"/>
      <text:p text:style-name="P3">Aufbau eines AVL Baumes: {LinkerUnterBaum, Element, RechterUnterbaum}</text:p>
      <text:p text:style-name="P6"><draw:frame draw:style-name="fr1" draw:name="Grafik1" text:anchor-type="paragraph" svg:width="10.98cm" svg:height="5.953cm" draw:z-index="0"><draw:image xlink:href="Pictures/2000000700002AE500001742A07C7DCF.svm" xlink:type="simple" xlink:show="embed" xlink:actuate="onLoad"/></draw:frame></text:p>
      <text:p text:style-name="P9">einfügen / add</text:p>
      <text:p text:style-name="P3">add(Baum, Value)</text:p>
      <text:p text:style-name="P3"><text:s/>{</text:p>
      <text:p text:style-name="P3"><text:tab/>if Baum== empty → Baum=Value</text:p>
      <text:p text:style-name="P10"><text:tab/>if (Baum.Elem&gt;Value &amp;&amp; Baum.Rechts==empty) → Baum.Rechts=Value</text:p>
      <text:p text:style-name="P10">else if (Baum.Elem&gt;Value &amp;&amp; Baum.Rechts!=empty) → add(Baum.Rechts,Value)</text:p>
      <text:p text:style-name="P11">else if Baum.Links==empty → Baum.Links=Value</text:p>
      <text:p text:style-name="P11">else add(Baum.Links,Value)</text:p>
      <text:p text:style-name="P12">}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enabsatz" style:family="paragraph" style:parent-style-name="Standard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23T15:51:24.09</meta:creation-date>
    <dc:date>2014-12-12T17:24:41.21</dc:date>
    <meta:editing-duration>PT4H13M37S</meta:editing-duration>
    <meta:editing-cycles>4</meta:editing-cycles>
    <meta:generator>OpenOffice/4.1.0$Win32 OpenOffice.org_project/410m18$Build-9764</meta:generator>
    <meta:document-statistic meta:table-count="0" meta:image-count="1" meta:object-count="0" meta:page-count="2" meta:paragraph-count="21" meta:word-count="98" meta:character-count="785"/>
    <dc:creator>Jan Bartels</dc:creator>
  </office:meta>
</office:document-meta>
</file>